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laterInputStream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InputStream.InflaterInputStream( java . io . InputStream var0 , java . util . zip . Inflat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InputStream.InflaterInputStream( java . io . InputStream var0 , java . util . zip . Inflater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InputStream.fi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InputStream.InflaterInputStream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flater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